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50%"/>
      <style:text-properties fo:language="en" fo:country="US" fo:font-weight="normal" officeooo:paragraph-rsid="0028a9e3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line-height="150%"/>
      <style:text-properties fo:language="en" fo:country="US" fo:font-weight="normal" officeooo:paragraph-rsid="0028a9e3" style:font-weight-asian="normal" style:font-weight-complex="normal"/>
    </style:style>
    <style:style style:name="T1" style:family="text">
      <style:text-properties fo:language="pt" fo:country="BR" officeooo:rsid="002d4bc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<text:span text:style-name="T1">T</text:span>echnology.</text:h>
      <text:p text:style-name="P2"/>
      <text:section text:style-name="Sect1" text:name="Section1">
        <text:h text:style-name="P4" text:outline-level="5">Cellphone.</text:h>
        <text:p text:style-name="P1"><text:s/>Computers.</text:p>
        <text:p text:style-name="P1"><text:s/>Desktop.</text:p>
        <text:p text:style-name="P1"><text:s/>digital camera.</text:p>
        <text:p text:style-name="P1"><text:s/>Drone.</text:p>
        <text:p text:style-name="P1"><text:s/>Earphones.</text:p>
        <text:p text:style-name="P1"><text:s/>GPS.</text:p>
        <text:p text:style-name="P1"><text:s/>Headphones.</text:p>
        <text:p text:style-name="P1"><text:s/>Laptop.</text:p>
        <text:p text:style-name="P1"><text:s/>memory card.</text:p>
        <text:p text:style-name="P1"><text:s/>memory stick.</text:p>
        <text:p text:style-name="P1"><text:s/>microphone</text:p>
        <text:p text:style-name="P1"><text:s/>microscope.</text:p>
        <text:p text:style-name="P1"><text:s/>printer.</text:p>
        <text:p text:style-name="P1"><text:s/>radar.</text:p>
        <text:p text:style-name="P1"><text:s/>robot.</text:p>
        <text:p text:style-name="P1"><text:s/>satellite.</text:p>
        <text:p text:style-name="P1"><text:s/>spaceship.</text:p>
        <text:p text:style-name="P1"><text:s/>telescope.</text:p>
        <text:p text:style-name="P1"><text:s/>tomography.</text:p>
        <text:p text:style-name="P1"><text:s/>webcam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13:16:51.290000000</dc:date>
    <dc:creator>E G</dc:creator>
    <meta:editing-duration>PT3H42M27S</meta:editing-duration>
    <meta:editing-cycles>2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2" meta:word-count="46" meta:character-count="280" meta:non-whitespace-character-count="257"/>
  </office:meta>
</office:document-meta>
</file>